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d91d" officeooo:paragraph-rsid="0000d91d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0d91d" officeooo:paragraph-rsid="0000d91d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paragraph-rsid="0000d91d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02d307" officeooo:paragraph-rsid="0002d307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043e07" officeooo:paragraph-rsid="00043e07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text-properties fo:color="#d4d4d4" officeooo:rsid="0002d307" officeooo:paragraph-rsid="0002d307" fo:background-color="#1e1e1e"/>
    </style:style>
    <style:style style:name="P9" style:family="paragraph" style:parent-style-name="Standard">
      <style:text-properties fo:color="#d4d4d4" officeooo:paragraph-rsid="0002d307" fo:background-color="#1e1e1e"/>
    </style:style>
    <style:style style:name="P10" style:family="paragraph" style:parent-style-name="Standard">
      <style:text-properties fo:color="#d4d4d4" officeooo:rsid="00043e07" officeooo:paragraph-rsid="0006168c" fo:background-color="#1e1e1e"/>
    </style:style>
    <style:style style:name="P11" style:family="paragraph" style:parent-style-name="Standard">
      <style:text-properties fo:color="#d4d4d4" officeooo:rsid="00043e07" officeooo:paragraph-rsid="00043e07" fo:background-color="#1e1e1e"/>
    </style:style>
    <style:style style:name="P12" style:family="paragraph" style:parent-style-name="Standard">
      <style:text-properties fo:color="#d4d4d4" officeooo:rsid="000a80fa" officeooo:paragraph-rsid="000a80fa" fo:background-color="#1e1e1e"/>
    </style:style>
    <style:style style:name="P13" style:family="paragraph" style:parent-style-name="Standard">
      <style:text-properties fo:color="#d4d4d4" officeooo:rsid="000aaab6" officeooo:paragraph-rsid="000aaab6" fo:background-color="#1e1e1e"/>
    </style:style>
    <style:style style:name="P14" style:family="paragraph" style:parent-style-name="Standard">
      <style:text-properties officeooo:rsid="0002d307" officeooo:paragraph-rsid="0000d91d"/>
    </style:style>
    <style:style style:name="P15" style:family="paragraph" style:parent-style-name="Standard">
      <style:text-properties officeooo:rsid="0002d307" officeooo:paragraph-rsid="0002d307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text-properties officeooo:rsid="00043e07" officeooo:paragraph-rsid="00043e07"/>
    </style:style>
    <style:style style:name="P18" style:family="paragraph" style:parent-style-name="Standard">
      <style:text-properties officeooo:rsid="00043e07" officeooo:paragraph-rsid="0006168c"/>
    </style:style>
    <style:style style:name="P19" style:family="paragraph" style:parent-style-name="Standard">
      <style:text-properties officeooo:paragraph-rsid="00043e07"/>
    </style:style>
    <style:style style:name="P20" style:family="paragraph" style:parent-style-name="Standard">
      <style:text-properties officeooo:rsid="0005af97" officeooo:paragraph-rsid="0005af97"/>
    </style:style>
    <style:style style:name="P21" style:family="paragraph" style:parent-style-name="Standard">
      <style:text-properties officeooo:rsid="0005af97" officeooo:paragraph-rsid="00043e07"/>
    </style:style>
    <style:style style:name="P22" style:family="paragraph" style:parent-style-name="Standard">
      <style:text-properties officeooo:rsid="00090351" officeooo:paragraph-rsid="00043e07"/>
    </style:style>
    <style:style style:name="P23" style:family="paragraph" style:parent-style-name="Standard">
      <style:text-properties fo:color="#000000" officeooo:rsid="00090351" officeooo:paragraph-rsid="00090351" fo:background-color="transparent"/>
    </style:style>
    <style:style style:name="P24" style:family="paragraph" style:parent-style-name="Standard">
      <style:text-properties fo:color="#000000" officeooo:rsid="000a80fa" officeooo:paragraph-rsid="000a80fa" fo:background-color="transparent"/>
    </style:style>
    <style:style style:name="P25" style:family="paragraph" style:parent-style-name="Standard">
      <style:text-properties fo:color="#000000" officeooo:rsid="000aaab6" officeooo:paragraph-rsid="000aaab6" fo:background-color="transparent"/>
    </style:style>
    <style:style style:name="P26" style:family="paragraph" style:parent-style-name="Standard">
      <style:text-properties fo:color="#000000" officeooo:rsid="000aaab6" officeooo:paragraph-rsid="000dddfb" fo:background-color="transparent"/>
    </style:style>
    <style:style style:name="P27" style:family="paragraph" style:parent-style-name="Standard">
      <style:text-properties fo:color="#000000" officeooo:rsid="000c90d4" officeooo:paragraph-rsid="000c90d4" fo:background-color="transparent"/>
    </style:style>
    <style:style style:name="P28" style:family="paragraph" style:parent-style-name="Standard">
      <style:text-properties fo:color="#000000" officeooo:rsid="000f100e" officeooo:paragraph-rsid="000f100e" fo:background-color="transparent"/>
    </style:style>
    <style:style style:name="P29" style:family="paragraph" style:parent-style-name="Standard">
      <style:text-properties fo:color="#000000" officeooo:rsid="000c90d4" officeooo:paragraph-rsid="000c90d4" fo:background-color="#fff200"/>
    </style:style>
    <style:style style:name="P30" style:family="paragraph" style:parent-style-name="Standard">
      <style:text-properties fo:color="#000000" officeooo:rsid="00090351" officeooo:paragraph-rsid="00090351" fo:background-color="#fff200"/>
    </style:style>
    <style:style style:name="P31" style:family="paragraph" style:parent-style-name="Standard">
      <style:text-properties fo:color="#000000" officeooo:rsid="000a80fa" officeooo:paragraph-rsid="000a80fa" fo:background-color="#fff200"/>
    </style:style>
    <style:style style:name="P32" style:family="paragraph" style:parent-style-name="Preformatted_20_Text">
      <style:text-properties officeooo:rsid="00043e07" officeooo:paragraph-rsid="00043e07"/>
    </style:style>
    <style:style style:name="P33" style:family="paragraph" style:parent-style-name="Preformatted_20_Text">
      <style:text-properties officeooo:rsid="00043e07" officeooo:paragraph-rsid="0005af97"/>
    </style:style>
    <style:style style:name="P34" style:family="paragraph" style:parent-style-name="Preformatted_20_Text">
      <style:text-properties fo:color="#000000" officeooo:rsid="000aaab6" officeooo:paragraph-rsid="000aaab6" fo:background-color="transparent"/>
    </style:style>
    <style:style style:name="T1" style:family="text">
      <style:text-properties officeooo:rsid="0000d91d"/>
    </style:style>
    <style:style style:name="T2" style:family="text">
      <style:text-properties fo:color="#569cd6"/>
    </style:style>
    <style:style style:name="T3" style:family="text">
      <style:text-properties fo:color="#569cd6" officeooo:rsid="0000d91d"/>
    </style:style>
    <style:style style:name="T4" style:family="text">
      <style:text-properties fo:color="#569cd6" style:font-name="Droid Sans Mono" fo:font-size="10.5pt" fo:font-weight="normal"/>
    </style:style>
    <style:style style:name="T5" style:family="text">
      <style:text-properties fo:color="#569cd6" style:font-name="Droid Sans Mono" fo:font-size="10.5pt" fo:font-weight="normal" officeooo:rsid="000c8b0d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/>
    </style:style>
    <style:style style:name="T8" style:family="text">
      <style:text-properties fo:color="#9cdcfe" officeooo:rsid="0000d91d"/>
    </style:style>
    <style:style style:name="T9" style:family="text">
      <style:text-properties fo:color="#9cdcfe" style:font-name="Droid Sans Mono" fo:font-size="10.5pt" fo:font-weight="normal"/>
    </style:style>
    <style:style style:name="T10" style:family="text">
      <style:text-properties fo:color="#9cdcfe" style:font-name="Droid Sans Mono" fo:font-size="10.5pt" fo:font-weight="normal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fo:color="#4ec9b0" officeooo:rsid="0000d91d"/>
    </style:style>
    <style:style style:name="T13" style:family="text">
      <style:text-properties fo:color="#4ec9b0" style:font-name="Droid Sans Mono" fo:font-size="10.5pt" fo:font-weight="normal"/>
    </style:style>
    <style:style style:name="T14" style:family="text">
      <style:text-properties fo:color="#dcdcaa"/>
    </style:style>
    <style:style style:name="T15" style:family="text">
      <style:text-properties fo:color="#dcdcaa" officeooo:rsid="0000d91d"/>
    </style:style>
    <style:style style:name="T16" style:family="text">
      <style:text-properties fo:color="#dcdcaa" style:font-name="Droid Sans Mono" fo:font-size="10.5pt" fo:font-weight="normal"/>
    </style:style>
    <style:style style:name="T17" style:family="text">
      <style:text-properties fo:color="#dcdcaa" style:font-name="Droid Sans Mono" fo:font-size="10.5pt" fo:font-weight="normal" fo:background-color="#1e1e1e" loext:char-shading-value="0"/>
    </style:style>
    <style:style style:name="T18" style:family="text">
      <style:text-properties fo:color="#dcdcaa" style:font-name="Droid Sans Mono" fo:font-size="10.5pt" fo:font-weight="normal" officeooo:rsid="000c8b0d"/>
    </style:style>
    <style:style style:name="T19" style:family="text">
      <style:text-properties fo:color="#b5cea8"/>
    </style:style>
    <style:style style:name="T20" style:family="text">
      <style:text-properties fo:color="#b5cea8" officeooo:rsid="0000d91d"/>
    </style:style>
    <style:style style:name="T21" style:family="text">
      <style:text-properties fo:color="#b5cea8" style:font-name="Droid Sans Mono" fo:font-size="10.5pt" fo:font-weight="normal"/>
    </style:style>
    <style:style style:name="T22" style:family="text">
      <style:text-properties style:font-name="Droid Sans Mono" fo:font-size="10.5pt" fo:font-weight="normal"/>
    </style:style>
    <style:style style:name="T23" style:family="text">
      <style:text-properties style:font-name="Droid Sans Mono" fo:font-size="10.5pt" fo:font-weight="normal" officeooo:rsid="00090351"/>
    </style:style>
    <style:style style:name="T24" style:family="text">
      <style:text-properties style:font-name="Droid Sans Mono" fo:font-size="10.5pt" fo:font-weight="normal" officeooo:rsid="000a80fa"/>
    </style:style>
    <style:style style:name="T25" style:family="text">
      <style:text-properties style:font-name="Droid Sans Mono" fo:font-size="10.5pt" fo:font-weight="normal" officeooo:rsid="000c8b0d"/>
    </style:style>
    <style:style style:name="T26" style:family="text">
      <style:text-properties style:font-name="Droid Sans Mono" fo:font-size="10.5pt" fo:font-weight="normal" officeooo:rsid="000c90d4"/>
    </style:style>
    <style:style style:name="T27" style:family="text">
      <style:text-properties style:font-name="Droid Sans Mono" fo:font-size="10.5pt" fo:font-weight="normal" officeooo:rsid="000d4006"/>
    </style:style>
    <style:style style:name="T28" style:family="text">
      <style:text-properties style:font-name="Droid Sans Mono" fo:font-size="10.5pt" fo:font-weight="normal" officeooo:rsid="000dddfb"/>
    </style:style>
    <style:style style:name="T29" style:family="text">
      <style:text-properties officeooo:rsid="00043e07"/>
    </style:style>
    <style:style style:name="T30" style:family="text">
      <style:text-properties fo:color="#ce9178"/>
    </style:style>
    <style:style style:name="T31" style:family="text">
      <style:text-properties fo:color="#ce9178" style:font-name="Droid Sans Mono" fo:font-size="10.5pt" fo:font-weight="normal"/>
    </style:style>
    <style:style style:name="T32" style:family="text">
      <style:text-properties fo:font-variant="normal" fo:text-transform="none" fo:color="#0077aa" style:font-name="Consolas" fo:font-size="12pt" fo:letter-spacing="normal" fo:font-style="normal" fo:font-weight="normal" fo:background-color="transparent" loext:char-shading-value="0" loext:padding="0cm" loext:border="none"/>
    </style:style>
    <style:style style:name="T33" style:family="text">
      <style:text-properties fo:font-variant="normal" fo:text-transform="none" fo:color="#0077aa" style:font-name="Consolas" fo:font-size="12pt" fo:letter-spacing="normal" fo:font-style="normal" fo:font-weight="normal" officeooo:rsid="00043e07" fo:background-color="transparent" loext:char-shading-value="0" loext:padding="0cm" loext:border="none"/>
    </style:style>
    <style:style style:name="T34" style:family="text">
      <style:text-properties fo:font-variant="normal" fo:text-transform="none" fo:color="#333333" style:font-name="Consolas" fo:font-size="12pt" fo:letter-spacing="normal" fo:font-style="normal" fo:font-weight="normal" fo:background-color="transparent" loext:char-shading-value="0" loext:padding="0cm" loext:border="none"/>
    </style:style>
    <style:style style:name="T35" style:family="text">
      <style:text-properties fo:font-variant="normal" fo:text-transform="none" fo:color="#333333" style:font-name="Consolas" fo:font-size="12pt" fo:letter-spacing="normal" fo:font-style="normal" fo:font-weight="normal" officeooo:rsid="00043e07" fo:background-color="transparent" loext:char-shading-value="0" loext:padding="0cm" loext:border="none"/>
    </style:style>
    <style:style style:name="T36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9a6e3a" style:font-name="Consolas" fo:font-size="12pt" fo:letter-spacing="normal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color="#9a6e3a" style:font-name="Consolas" fo:font-size="12pt" fo:letter-spacing="normal" fo:font-style="normal" fo:font-weight="normal" officeooo:rsid="00043e07" fo:background-color="transparent" loext:char-shading-value="0" loext:padding="0cm" loext:border="none"/>
    </style:style>
    <style:style style:name="T39" style:family="text">
      <style:text-properties fo:font-variant="normal" fo:text-transform="none" fo:color="#999999" style:font-name="Consolas" fo:font-size="12pt" fo:letter-spacing="normal" fo:font-style="normal" fo:font-weight="normal" fo:background-color="transparent" loext:char-shading-value="0" loext:padding="0cm" loext:border="none"/>
    </style:style>
    <style:style style:name="T40" style:family="text">
      <style:text-properties fo:font-variant="normal" fo:text-transform="none" fo:color="#999999" style:font-name="Consolas" fo:font-size="12pt" fo:letter-spacing="normal" fo:font-style="normal" fo:font-weight="normal" officeooo:rsid="00043e07" fo:background-color="transparent" loext:char-shading-value="0" loext:padding="0cm" loext:border="none"/>
    </style:style>
    <style:style style:name="T41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dd4a68" style:font-name="Consolas" fo:font-size="12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font-variant="normal" fo:text-transform="none" fo:color="#dd4a68" style:font-name="Consolas" fo:font-size="12pt" fo:letter-spacing="normal" fo:font-style="normal" fo:font-weight="normal" officeooo:rsid="00043e07" fo:background-color="transparent" loext:char-shading-value="0" loext:padding="0cm" loext:border="none"/>
    </style:style>
    <style:style style:name="T44" style:family="text">
      <style:text-properties fo:font-variant="normal" fo:text-transform="none" fo:color="#dd4a68" style:font-name="Consolas" fo:font-size="12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990055" style:font-name="Consolas" fo:font-size="12pt" fo:letter-spacing="normal" fo:font-style="normal" fo:font-weight="normal" fo:background-color="transparent" loext:char-shading-value="0" loext:padding="0cm" loext:border="none"/>
    </style:style>
    <style:style style:name="T46" style:family="text">
      <style:text-properties fo:font-variant="normal" fo:text-transform="none" fo:color="#990055" style:font-name="Consolas" fo:font-size="12pt" fo:letter-spacing="normal" fo:font-style="normal" fo:font-weight="normal" officeooo:rsid="00043e07" fo:background-color="transparent" loext:char-shading-value="0" loext:padding="0cm" loext:border="none"/>
    </style:style>
    <style:style style:name="T47" style:family="text">
      <style:text-properties fo:font-variant="normal" fo:text-transform="none" fo:color="#000000" style:font-name="Consolas" fo:font-size="12pt" fo:letter-spacing="normal" fo:font-style="normal" fo:font-weight="normal" fo:background-color="transparent" loext:char-shading-value="0" loext:padding="0cm" loext:border="none"/>
    </style:style>
    <style:style style:name="T48" style:family="text">
      <style:text-properties fo:font-variant="normal" fo:text-transform="none" fo:color="#000000" style:font-name="Consolas" fo:font-size="12pt" fo:letter-spacing="normal" fo:font-style="normal" fo:font-weight="normal" officeooo:rsid="0005af97" fo:background-color="transparent" loext:char-shading-value="0" loext:padding="0cm" loext:border="none"/>
    </style:style>
    <style:style style:name="T49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50" style:family="text">
      <style:text-properties officeooo:rsid="0005af97"/>
    </style:style>
    <style:style style:name="T51" style:family="text">
      <style:text-properties officeooo:rsid="000870f5"/>
    </style:style>
    <style:style style:name="T52" style:family="text">
      <style:text-properties officeooo:rsid="00090351"/>
    </style:style>
    <style:style style:name="T53" style:family="text">
      <style:text-properties fo:color="#c586c0" style:font-name="Droid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ole.log(„Hello World!);</text:p>
      <text:p text:style-name="P1"/>
      <text:p text:style-name="P1">- console= Objekt</text:p>
      <text:p text:style-name="P1">- <text:span text:style-name="T29">log = Methode</text:span></text:p>
      <text:p text:style-name="P1">- durch .(Punkt) rufe ich Methoden oder Properties auf.</text:p>
      <text:p text:style-name="P1">- kommen nach dem . Klammern dann handelt es sich um eine Methode</text:p>
      <text:p text:style-name="P1">- Parameter mit dem was angezeigt werden soll über log → („Hello World“)</text:p>
      <text:p text:style-name="P1"/>
      <text:p text:style-name="P1">- document Variable/ Objekt repräsentieren das DOM</text:p>
      <text:p text:style-name="P1"/>
      <text:p text:style-name="P1">- Property – immer dann wenn keine Klammern vorhanden sind z.B. (Inhalt Huhu) a.length → 4</text:p>
      <text:p text:style-name="P14"/>
      <text:p text:style-name="P20">Herleitung folgenden Befehls: <text:span text:style-name="Source_20_Text"><text:span text:style-name="T33">let</text:span></text:span><text:span text:style-name="Source_20_Text"><text:span text:style-name="T35"> randomNumber </text:span></text:span><text:span text:style-name="Source_20_Text"><text:span text:style-name="T38">=</text:span></text:span><text:span text:style-name="Source_20_Text"><text:span text:style-name="T35"> Math</text:span></text:span><text:span text:style-name="Source_20_Text"><text:span text:style-name="T40">.</text:span></text:span><text:span text:style-name="Source_20_Text"><text:span text:style-name="T43">floor</text:span></text:span><text:span text:style-name="Source_20_Text"><text:span text:style-name="T40">(</text:span></text:span><text:span text:style-name="Source_20_Text"><text:span text:style-name="T35">Math</text:span></text:span><text:span text:style-name="Source_20_Text"><text:span text:style-name="T40">.</text:span></text:span><text:span text:style-name="Source_20_Text"><text:span text:style-name="T43">random</text:span></text:span><text:span text:style-name="Source_20_Text"><text:span text:style-name="T40">()</text:span></text:span><text:span text:style-name="Source_20_Text"><text:span text:style-name="T35"> </text:span></text:span><text:span text:style-name="Source_20_Text"><text:span text:style-name="T38">*</text:span></text:span><text:span text:style-name="Source_20_Text"><text:span text:style-name="T35"> </text:span></text:span><text:span text:style-name="Source_20_Text"><text:span text:style-name="T46">100</text:span></text:span><text:span text:style-name="Source_20_Text"><text:span text:style-name="T40">)</text:span></text:span><text:span text:style-name="Source_20_Text"><text:span text:style-name="T35"> </text:span></text:span><text:span text:style-name="Source_20_Text"><text:span text:style-name="T38">+</text:span></text:span><text:span text:style-name="Source_20_Text"><text:span text:style-name="T35"> </text:span></text:span><text:span text:style-name="Source_20_Text"><text:span text:style-name="T46">1</text:span></text:span><text:span text:style-name="Source_20_Text"><text:span text:style-name="T40">;</text:span></text:span></text:p>
      <text:p text:style-name="P1"/>
      <text:p text:style-name="P4"><text:span text:style-name="T3">let</text:span><text:span text:style-name="T1"> </text:span><text:span text:style-name="T8">randomNumber</text:span><text:span text:style-name="T1"> = </text:span><text:span text:style-name="T12">Math</text:span><text:span text:style-name="T1">.</text:span><text:span text:style-name="T15">floor</text:span><text:span text:style-name="T1">(</text:span><text:span text:style-name="T12">Math</text:span><text:span text:style-name="T1">.</text:span><text:span text:style-name="T15">random</text:span><text:span text:style-name="T1">() * </text:span><text:span text:style-name="T20">100</text:span><text:span text:style-name="T1">) + </text:span><text:span text:style-name="T20">1</text:span><text:span text:style-name="T1">;</text:span></text:p>
      <text:p text:style-name="P3"/>
      <text:p text:style-name="P15">let → Variablen zuweisen </text:p>
      <text:p text:style-name="P15">Zuweisungsoperator (=), weiße der Variable links den Wert zu, welcher rechts steht.</text:p>
      <text:p text:style-name="P15">Hier Variable: → randomNumber</text:p>
      <text:p text:style-name="P15">Rechts wird erst der Wert ermittelt und dann der Variablen randomNumber zugewiesen.</text:p>
      <text:p text:style-name="P15"/>
      <text:p text:style-name="P8"/>
      <text:p text:style-name="P9"><text:span text:style-name="T22">    </text:span><text:span text:style-name="T4">let</text:span><text:span text:style-name="T22"> </text:span><text:span text:style-name="T9">randomNumber</text:span><text:span text:style-name="T22">;</text:span></text:p>
      <text:p text:style-name="P7">    <text:span text:style-name="T4">const</text:span><text:span text:style-name="T22"> </text:span><text:span text:style-name="T9">rawRandom</text:span><text:span text:style-name="T22"> = </text:span><text:span text:style-name="T13">Math</text:span><text:span text:style-name="T22">.</text:span><text:span text:style-name="T16">random</text:span><text:span text:style-name="T22">();</text:span></text:p>
      <text:p text:style-name="P15"/>
      <text:p text:style-name="P15">- zwei Variablen erzeugt→ randomNumber und rawRandom (welche in dem Fall konstant ist)</text:p>
      <text:p text:style-name="P15">- der Konstanten rawRandom wird dann die Methode random();</text:p>
      <text:p text:style-name="P15">- <text:span text:style-name="T29">Math = Objekt</text:span></text:p>
      <text:p text:style-name="P15">- <text:span text:style-name="T29">random = Methode</text:span></text:p>
      <text:p text:style-name="P15"/>
      <text:p text:style-name="P5"><text:span text:style-name="T11">console</text:span>.<text:span text:style-name="T14">log</text:span>(<text:span text:style-name="T30">"rR: "</text:span>, <text:span text:style-name="T7">rawRandom</text:span>*<text:span text:style-name="T19">100</text:span>);</text:p>
      <text:p text:style-name="P15">→<text:span text:style-name="T29"> Befehl zeigt die Zufällige Zahl in der Konsole an! (log = anzeigen auf der Konsole)</text:span></text:p>
      <text:p text:style-name="P15"/>
      <text:p text:style-name="P5"><text:span text:style-name="T11">console</text:span>.<text:span text:style-name="T14">log</text:span>(<text:span text:style-name="T30">"rR: "</text:span>, <text:span text:style-name="T11">Math</text:span>.<text:span text:style-name="T14">floor</text:span>(<text:span text:style-name="T7">rawRandom</text:span>*<text:span text:style-name="T19">100</text:span>));</text:p>
      <text:p text:style-name="P17">- Math.foor schneidet die Kommazahl ab, sodass aus 20,82392902, 20 wird – keine Rundung <text:span text:style-name="T50">sondern abschneiden der Zahl (Ganzzahl)</text:span></text:p>
      <text:p text:style-name="P21"/>
      <text:p text:style-name="P20">Alles in einer Zeile schreiben: </text:p>
      <text:p text:style-name="P32"><text:span text:style-name="Source_20_Text"><text:span text:style-name="T32">let</text:span></text:span><text:span text:style-name="Source_20_Text"><text:span text:style-name="T34"> randomNumber </text:span></text:span><text:span text:style-name="Source_20_Text"><text:span text:style-name="T37">=</text:span></text:span><text:span text:style-name="Source_20_Text"><text:span text:style-name="T34"> Math</text:span></text:span><text:span text:style-name="Source_20_Text"><text:span text:style-name="T39">.</text:span></text:span><text:span text:style-name="Source_20_Text"><text:span text:style-name="T42">floor</text:span></text:span><text:span text:style-name="Source_20_Text"><text:span text:style-name="T39">(</text:span></text:span><text:span text:style-name="Source_20_Text"><text:span text:style-name="T34">Math</text:span></text:span><text:span text:style-name="Source_20_Text"><text:span text:style-name="T39">.</text:span></text:span><text:span text:style-name="Source_20_Text"><text:span text:style-name="T42">random</text:span></text:span><text:span text:style-name="Source_20_Text"><text:span text:style-name="T39">()</text:span></text:span><text:span text:style-name="Source_20_Text"><text:span text:style-name="T34"> </text:span></text:span><text:span text:style-name="Source_20_Text"><text:span text:style-name="T37">*</text:span></text:span><text:span text:style-name="Source_20_Text"><text:span text:style-name="T34"> </text:span></text:span><text:span text:style-name="Source_20_Text"><text:span text:style-name="T45">100</text:span></text:span><text:span text:style-name="Source_20_Text"><text:span text:style-name="T39">)</text:span></text:span><text:span text:style-name="Source_20_Text"><text:span text:style-name="T34"> </text:span></text:span><text:span text:style-name="Source_20_Text"><text:span text:style-name="T37">+</text:span></text:span><text:span text:style-name="Source_20_Text"><text:span text:style-name="T34"> </text:span></text:span><text:span text:style-name="Source_20_Text"><text:span text:style-name="T45">1</text:span></text:span><text:span text:style-name="Source_20_Text"><text:span text:style-name="T39">;</text:span></text:span></text:p>
      <text:p text:style-name="P32"><text:span text:style-name="Source_20_Text"><text:span text:style-name="T47">- die eins steht dafür damit es zwischen 1 und 100 ist und nicht 0 eingegeben werden kann.</text:span></text:span></text:p>
      <text:p text:style-name="P32"><text:span text:style-name="Source_20_Text"><text:span text:style-name="T47"/></text:span></text:p>
      <text:p text:style-name="P32"><text:span text:style-name="Source_20_Text"><text:span text:style-name="T47"/></text:span></text:p>
      <text:p text:style-name="P33"><text:span text:style-name="Source_20_Text"><text:span text:style-name="T48">Java Skript Interpreter: Sinn: User Experience – deshalb verzeiht dieser Fehler bzw. macht tz weiter und ist netter.</text:span></text:span></text:p>
      <text:p text:style-name="P33"><text:span text:style-name="Source_20_Text"><text:span text:style-name="T48">Java Compiler, verzeiht keine Fehler!</text:span></text:span></text:p>
      <text:p text:style-name="P33"><text:span text:style-name="Source_20_Text"><text:span text:style-name="T48">→ „Use strict“ macht Java Skript strenger</text:span></text:span></text:p>
      <text:p text:style-name="P17"/>
      <text:p text:style-name="P17"/>
      <text:p text:style-name="P6"><text:span text:style-name="T2">const</text:span> <text:span text:style-name="T7">guesses</text:span> = <text:span text:style-name="T7">document</text:span>.<text:span text:style-name="T14">querySelector</text:span>(<text:span text:style-name="T30">'.guesses'</text:span>);</text:p>
      <text:p text:style-name="P17">- <text:span text:style-name="T50">document repräsentiert das DOM</text:span></text:p>
      <text:p text:style-name="P18"><text:soft-page-break/>- <text:span text:style-name="T50">eine der wichtigsten Methode ist hier die querySelector, <text:s/>diese sucht alle Elemente die die Klasse „guesses“ hat.</text:span></text:p>
      <text:p text:style-name="P18"><text:span text:style-name="T50">- querySelector,→ hat die Eigenschaft nur das erste Element zurückzugeben auf welches dieses zutrifft. Alternativ queryAll – sprich alle Elemente die es gibt werden angezeigt.</text:span></text:p>
      <text:p text:style-name="P18"/>
      <text:p text:style-name="P10">    <text:span text:style-name="T4">let</text:span><text:span text:style-name="T22"> </text:span><text:span text:style-name="T9">guessCount</text:span><text:span text:style-name="T22"> = </text:span><text:span text:style-name="T21">1</text:span><text:span text:style-name="T22">;</text:span></text:p>
      <text:p text:style-name="P7">    <text:span text:style-name="T4">let</text:span><text:span text:style-name="T22"> </text:span><text:span text:style-name="T9">resetButton</text:span><text:span text:style-name="T22">;</text:span></text:p>
      <text:p text:style-name="P18">- <text:span text:style-name="T51">zwei weitere Variablen werden angelegt, bislang ohne Inhalt (bzw. Inhalt = 1)</text:span></text:p>
      <text:p text:style-name="P18"/>
      <text:p text:style-name="P17"/>
      <text:p text:style-name="P11">    <text:span text:style-name="T4">function</text:span><text:span text:style-name="T22"> </text:span><text:span text:style-name="T16">checkGuess</text:span><text:span text:style-name="T22">() </text:span></text:p>
      <text:p text:style-name="P7">    <text:span text:style-name="T22">{</text:span></text:p>
      <text:p text:style-name="P7">        <text:span text:style-name="T16">alert</text:span><text:span text:style-name="T22">(</text:span><text:span text:style-name="T31">'I am a placeholder'</text:span><text:span text:style-name="T22">);</text:span></text:p>
      <text:p text:style-name="P7">    <text:span text:style-name="T22">}</text:span></text:p>
      <text:p text:style-name="P22">- geschweifte Körper zeigen den Funktionskörper an.</text:p>
      <text:p text:style-name="P22">- „alert“ bezweckt das ein modales Fenster erzeugt wird.</text:p>
      <text:p text:style-name="P22">- durch console.log wird es alternativ nur in der Konsole angezeigt</text:p>
      <text:p text:style-name="P22"/>
      <text:p text:style-name="P19"><text:span text:style-name="T52">→ Funktion aufrufen:</text:span><text:span text:style-name="T17">checkGuess</text:span><text:span text:style-name="T6">();</text:span></text:p>
      <text:p text:style-name="P23"><text:span text:style-name="T23"/></text:p>
      <text:p text:style-name="P23"><text:span text:style-name="T22">- Fenster wird angezeigt</text:span></text:p>
      <text:p text:style-name="P23"><text:span text:style-name="T22"/></text:p>
      <text:p text:style-name="P29"><text:span text:style-name="T22">Hinweis: </text:span></text:p>
      <text:p text:style-name="P30"><text:span text:style-name="T22">- </text:span><text:span text:style-name="T24">sequenz (eins nachdem anderen)</text:span></text:p>
      <text:p text:style-name="P31"><text:span text:style-name="T22">- Verzweigung (hier: conditionals, wenn was zutriftt dann mach dies ansonsten mach das)</text:span></text:p>
      <text:p text:style-name="P31"><text:span text:style-name="T22">- </text:span><text:span text:style-name="T26">Iteration (mache etwas solange bis Bedingungen erfüllt oder nicht mehr erfüllt sind)</text:span></text:p>
      <text:p text:style-name="P29"><text:span text:style-name="T22"/></text:p>
      <text:p text:style-name="P31"><text:span text:style-name="T26"/></text:p>
      <text:p text:style-name="P24"><text:span text:style-name="T26"/></text:p>
      <text:p text:style-name="P24"><text:span text:style-name="T22">Beispiel: </text:span></text:p>
      <text:p text:style-name="P12"><text:span text:style-name="T22">    </text:span><text:span text:style-name="T4">function</text:span><text:span text:style-name="T22"> </text:span><text:span text:style-name="T16">checkGuess</text:span><text:span text:style-name="T22">() {</text:span></text:p>
      <text:p text:style-name="P7">        <text:span text:style-name="T4">let</text:span><text:span text:style-name="T22"> </text:span><text:span text:style-name="T9">userGuess</text:span><text:span text:style-name="T22"> = </text:span><text:span text:style-name="T13">Number</text:span><text:span text:style-name="T22">(</text:span><text:span text:style-name="T9">guessField</text:span><text:span text:style-name="T22">.</text:span><text:span text:style-name="T9">value</text:span><text:span text:style-name="T22">);</text:span></text:p>
      <text:p text:style-name="P7">        <text:span text:style-name="T53">if</text:span><text:span text:style-name="T22"> (</text:span><text:span text:style-name="T9">guessCount</text:span><text:span text:style-name="T22"> === </text:span><text:span text:style-name="T21">1</text:span><text:span text:style-name="T22">) {</text:span></text:p>
      <text:p text:style-name="P7">            <text:span text:style-name="T9">guesses</text:span><text:span text:style-name="T22">.</text:span><text:span text:style-name="T9">textContent</text:span><text:span text:style-name="T22"> = </text:span><text:span text:style-name="T31">'Previous guesses: '</text:span><text:span text:style-name="T22">;</text:span></text:p>
      <text:p text:style-name="P7">        <text:span text:style-name="T22">}</text:span></text:p>
      <text:p text:style-name="P7">        <text:span text:style-name="T9">guesses</text:span><text:span text:style-name="T22">.</text:span><text:span text:style-name="T9">textContent</text:span><text:span text:style-name="T22"> += </text:span><text:span text:style-name="T9">userGuess</text:span><text:span text:style-name="T22"> + </text:span><text:span text:style-name="T31">' '</text:span><text:span text:style-name="T22">;</text:span></text:p>
      <text:p text:style-name="P24"><text:span text:style-name="T22"/></text:p>
      <text:p text:style-name="P24"><text:span text:style-name="T22">- guessField ist ein Eingabefeld in String und Number wird es umformatieren in eine Zahl, sodass die Zahlen nachfolgend verglichen werden können.</text:span></text:p>
      <text:p text:style-name="P24"><text:span text:style-name="T22">- </text:span></text:p>
      <text:p text:style-name="P24"><text:span text:style-name="T22"/></text:p>
      <text:p text:style-name="P12"><text:span text:style-name="T22">    </text:span><text:span text:style-name="T4">function</text:span><text:span text:style-name="T22"> </text:span><text:span text:style-name="T16">checkGuess</text:span><text:span text:style-name="T22">() {</text:span></text:p>
      <text:p text:style-name="P7">        <text:span text:style-name="T4">let</text:span><text:span text:style-name="T22"> </text:span><text:span text:style-name="T9">userGuess</text:span><text:span text:style-name="T22"> = </text:span><text:span text:style-name="T13">Number</text:span><text:span text:style-name="T22">(</text:span><text:span text:style-name="T9">guessField</text:span><text:span text:style-name="T22">.</text:span><text:span text:style-name="T9">value</text:span><text:span text:style-name="T22">);</text:span></text:p>
      <text:p text:style-name="P7">        <text:span text:style-name="T53">if</text:span><text:span text:style-name="T22"> (</text:span><text:span text:style-name="T9">guessCount</text:span><text:span text:style-name="T22"> === </text:span><text:span text:style-name="T21">1</text:span><text:span text:style-name="T22">) {</text:span></text:p>
      <text:p text:style-name="P7">            <text:span text:style-name="T9">guesses</text:span><text:span text:style-name="T22">.</text:span><text:span text:style-name="T9">textContent</text:span><text:span text:style-name="T22"> = </text:span><text:span text:style-name="T31">'Previous guesses: '</text:span><text:span text:style-name="T22">;</text:span></text:p>
      <text:p text:style-name="P7">        <text:span text:style-name="T22">}</text:span></text:p>
      <text:p text:style-name="P7">        <text:span text:style-name="T9">guesses</text:span><text:span text:style-name="T22">.</text:span><text:span text:style-name="T9">textContent</text:span><text:span text:style-name="T22"> += </text:span><text:span text:style-name="T9">userGuess</text:span><text:span text:style-name="T22"> + </text:span><text:span text:style-name="T31">' '</text:span><text:span text:style-name="T22">;</text:span></text:p>
      <text:p text:style-name="P7">        <text:span text:style-name="T53">if</text:span><text:span text:style-name="T22"> (</text:span><text:span text:style-name="T9">userGuess</text:span><text:span text:style-name="T22"> === </text:span><text:span text:style-name="T9">randomNumber</text:span><text:span text:style-name="T22">) {</text:span></text:p>
      <text:p text:style-name="P7">            <text:span text:style-name="T9">lastResult</text:span><text:span text:style-name="T22">.</text:span><text:span text:style-name="T9">textContent</text:span><text:span text:style-name="T22"> = </text:span><text:span text:style-name="T31">'Congratulations! You got it right!'</text:span><text:span text:style-name="T22">;</text:span></text:p>
      <text:p text:style-name="P7">            <text:span text:style-name="T9">lastResult</text:span><text:span text:style-name="T22">.</text:span><text:span text:style-name="T9">style</text:span><text:span text:style-name="T22">.</text:span><text:span text:style-name="T9">backgroundColor</text:span><text:span text:style-name="T22"> = </text:span><text:span text:style-name="T31">'green'</text:span><text:span text:style-name="T22">;</text:span></text:p>
      <text:p text:style-name="P7">            <text:span text:style-name="T9">lowOrHi</text:span><text:span text:style-name="T22">.</text:span><text:span text:style-name="T9">textContent</text:span><text:span text:style-name="T22"> = </text:span><text:span text:style-name="T31">''</text:span><text:span text:style-name="T22">;</text:span></text:p>
      <text:p text:style-name="P7">            <text:span text:style-name="T16">setGameOver</text:span><text:span text:style-name="T22">();</text:span></text:p>
      <text:p text:style-name="P7">        <text:span text:style-name="T22">} </text:span><text:span text:style-name="T53">else</text:span><text:span text:style-name="T22"> </text:span><text:span text:style-name="T53">if</text:span><text:span text:style-name="T22"> (</text:span><text:span text:style-name="T9">guessCount</text:span><text:span text:style-name="T22"> === </text:span><text:span text:style-name="T21">10</text:span><text:span text:style-name="T22">) {</text:span></text:p>
      <text:p text:style-name="P7">            <text:span text:style-name="T9">lastResult</text:span><text:span text:style-name="T22">.</text:span><text:span text:style-name="T9">textContent</text:span><text:span text:style-name="T22"> = </text:span><text:span text:style-name="T31">'!!!GAME OVER!!!'</text:span><text:span text:style-name="T22">;</text:span></text:p>
      <text:p text:style-name="P7"><text:soft-page-break/>            <text:span text:style-name="T16">setGameOver</text:span><text:span text:style-name="T22">();</text:span></text:p>
      <text:p text:style-name="P7">        <text:span text:style-name="T22">} </text:span><text:span text:style-name="T53">else</text:span><text:span text:style-name="T22"> {</text:span></text:p>
      <text:p text:style-name="P7">            <text:span text:style-name="T9">lastResult</text:span><text:span text:style-name="T22">.</text:span><text:span text:style-name="T9">textContent</text:span><text:span text:style-name="T22"> = </text:span><text:span text:style-name="T31">'Wrong!'</text:span><text:span text:style-name="T22">;</text:span></text:p>
      <text:p text:style-name="P7">            <text:span text:style-name="T9">lastResult</text:span><text:span text:style-name="T22">.</text:span><text:span text:style-name="T9">style</text:span><text:span text:style-name="T22">.</text:span><text:span text:style-name="T9">backgroundColor</text:span><text:span text:style-name="T22"> = </text:span><text:span text:style-name="T31">'red'</text:span><text:span text:style-name="T22">;</text:span></text:p>
      <text:p text:style-name="P7">            <text:span text:style-name="T53">if</text:span><text:span text:style-name="T22"> (</text:span><text:span text:style-name="T9">userGuess</text:span><text:span text:style-name="T22"> &lt; </text:span><text:span text:style-name="T9">randomNumber</text:span><text:span text:style-name="T22">) {</text:span></text:p>
      <text:p text:style-name="P7">                <text:span text:style-name="T9">lowOrHi</text:span><text:span text:style-name="T22">.</text:span><text:span text:style-name="T9">textContent</text:span><text:span text:style-name="T22"> = </text:span><text:span text:style-name="T31">'Last guess was too low!'</text:span><text:span text:style-name="T22">;</text:span></text:p>
      <text:p text:style-name="P7">            <text:span text:style-name="T22">} </text:span><text:span text:style-name="T53">else</text:span><text:span text:style-name="T22"> </text:span><text:span text:style-name="T53">if</text:span><text:span text:style-name="T22"> (</text:span><text:span text:style-name="T9">userGuess</text:span><text:span text:style-name="T22"> &gt; </text:span><text:span text:style-name="T9">randomNumber</text:span><text:span text:style-name="T22">) {</text:span></text:p>
      <text:p text:style-name="P7">                <text:span text:style-name="T9">lowOrHi</text:span><text:span text:style-name="T22">.</text:span><text:span text:style-name="T9">textContent</text:span><text:span text:style-name="T22"> = </text:span><text:span text:style-name="T31">'Last guess was too high!'</text:span><text:span text:style-name="T22">;</text:span></text:p>
      <text:p text:style-name="P7">            <text:span text:style-name="T22">}</text:span></text:p>
      <text:p text:style-name="P7">        <text:span text:style-name="T22">}</text:span></text:p>
      <text:p text:style-name="P16"/>
      <text:p text:style-name="P7">        <text:span text:style-name="T9">guessCount</text:span><text:span text:style-name="T22">++;</text:span></text:p>
      <text:p text:style-name="P7">        <text:span text:style-name="T9">guessField</text:span><text:span text:style-name="T22">.</text:span><text:span text:style-name="T9">value</text:span><text:span text:style-name="T22"> = </text:span><text:span text:style-name="T31">''</text:span><text:span text:style-name="T22">;</text:span></text:p>
      <text:p text:style-name="P7">        <text:span text:style-name="T9">guessField</text:span><text:span text:style-name="T22">.</text:span><text:span text:style-name="T16">focus</text:span><text:span text:style-name="T22">();</text:span></text:p>
      <text:p text:style-name="P7">    <text:span text:style-name="T22">}</text:span></text:p>
      <text:p text:style-name="P2"/>
      <text:p text:style-name="P25"><text:span text:style-name="T22">Bedeutung von: </text:span></text:p>
      <text:p text:style-name="P25"><text:span text:style-name="T22"/></text:p>
      <text:p text:style-name="P25"><text:span text:style-name="T22">=</text:span></text:p>
      <text:p text:style-name="P25"><text:span text:style-name="T22">== </text:span></text:p>
      <text:p text:style-name="P26"><text:span text:style-name="T22">=== Vom Typ und Wert gleich sein, </text:span><text:span text:style-name="T28">prüft zwei Werte auf Gleichheit. Keiner der Werte wird vor dem Vergleichen implizit konvertiert.</text:span></text:p>
      <text:p text:style-name="P25"><text:span text:style-name="T22"/></text:p>
      <text:p text:style-name="P25"><text:span text:style-name="T22">- es soll geprüft werden, ob schon zehn Versuche erreicht wurden</text:span></text:p>
      <text:p text:style-name="P25"><text:span text:style-name="T22">- und ob die Zahl richtig war oder zu groß/ zu klein</text:span></text:p>
      <text:p text:style-name="P25"><text:span text:style-name="T22">- .focus bedeutet, dass wieder das Eingabefeld automatisch „angeklickt“ wird</text:span></text:p>
      <text:p text:style-name="P25"><text:span text:style-name="T22"/></text:p>
      <text:p text:style-name="P25"><text:span text:style-name="T22"/></text:p>
      <text:p text:style-name="P34"><text:span text:style-name="Source_20_Text"><text:span text:style-name="T36">guessSubmit</text:span></text:span><text:span text:style-name="Source_20_Text"><text:span text:style-name="T41">.</text:span></text:span><text:span text:style-name="Source_20_Text"><text:span text:style-name="T44">addEventListener</text:span></text:span><text:span text:style-name="Source_20_Text"><text:span text:style-name="T41">(</text:span></text:span><text:span text:style-name="Source_20_Text"><text:span text:style-name="T49">'click'</text:span></text:span><text:span text:style-name="Source_20_Text"><text:span text:style-name="T41">,</text:span></text:span><text:span text:style-name="Source_20_Text"><text:span text:style-name="T36"> checkGuess</text:span></text:span><text:span text:style-name="Source_20_Text"><text:span text:style-name="T41">);</text:span></text:span></text:p>
      <text:p text:style-name="P25"><text:span text:style-name="T22">- CallBack wird registriert, was bedeutet, wenn an dem guessSubmit durch den User ein „click“ ausgeführt wird, dann soll die Methode checkGuess aufgerufen werden.</text:span></text:p>
      <text:p text:style-name="P25"><text:span text:style-name="T22">- Master EventHandler: dieser schaut wann das Ereigniss abgerufen wurde und führt dann das Ereignis aus.</text:span></text:p>
      <text:p text:style-name="P25"><text:span text:style-name="T22"/></text:p>
      <text:p text:style-name="P25"><text:span text:style-name="T22"/></text:p>
      <text:p text:style-name="P13"><text:span text:style-name="T22">    </text:span><text:span text:style-name="T4">function</text:span><text:span text:style-name="T22"> </text:span><text:span text:style-name="T16">setGameOver</text:span><text:span text:style-name="T22">() {</text:span></text:p>
      <text:p text:style-name="P7">        <text:span text:style-name="T9">guessField</text:span><text:span text:style-name="T22">.</text:span><text:span text:style-name="T9">disabled</text:span><text:span text:style-name="T22"> = </text:span><text:span text:style-name="T4">true</text:span><text:span text:style-name="T22">;</text:span></text:p>
      <text:p text:style-name="P7">        <text:span text:style-name="T9">guessSubmit</text:span><text:span text:style-name="T22">.</text:span><text:span text:style-name="T9">disabled</text:span><text:span text:style-name="T22"> = </text:span><text:span text:style-name="T4">true</text:span><text:span text:style-name="T22">;</text:span></text:p>
      <text:p text:style-name="P7">        <text:span text:style-name="T9">resetButton</text:span><text:span text:style-name="T22"> = </text:span><text:span text:style-name="T9">document</text:span><text:span text:style-name="T22">.</text:span><text:span text:style-name="T16">createElement</text:span><text:span text:style-name="T22">(</text:span><text:span text:style-name="T31">'button'</text:span><text:span text:style-name="T22">);</text:span></text:p>
      <text:p text:style-name="P7">        <text:span text:style-name="T9">resetButton</text:span><text:span text:style-name="T22">.</text:span><text:span text:style-name="T9">textContent</text:span><text:span text:style-name="T22"> = </text:span><text:span text:style-name="T31">'Start new game'</text:span><text:span text:style-name="T22">;</text:span></text:p>
      <text:p text:style-name="P7">        <text:span text:style-name="T9">document</text:span><text:span text:style-name="T22">.</text:span><text:span text:style-name="T9">body</text:span><text:span text:style-name="T22">.</text:span><text:span text:style-name="T16">appendChild</text:span><text:span text:style-name="T22">(</text:span><text:span text:style-name="T9">resetButton</text:span><text:span text:style-name="T22">);</text:span></text:p>
      <text:p text:style-name="P7">        <text:span text:style-name="T9">resetButton</text:span><text:span text:style-name="T22">.</text:span><text:span text:style-name="T16">addEventListener</text:span><text:span text:style-name="T22">(</text:span><text:span text:style-name="T31">'click'</text:span><text:span text:style-name="T22">, </text:span><text:span text:style-name="T9">resetGame</text:span><text:span text:style-name="T22">);</text:span></text:p>
      <text:p text:style-name="P7">    <text:span text:style-name="T22">}</text:span></text:p>
      <text:p text:style-name="P25"><text:span text:style-name="T22"/></text:p>
      <text:p text:style-name="P25"><text:span text:style-name="T22">-</text:span><text:span text:style-name="T25">Funktion setGameOver wird angelegt</text:span></text:p>
      <text:p text:style-name="P25"><text:span text:style-name="T22">- </text:span><text:span text:style-name="T25">erst jetzt wird der resetButton (Variable) definiert</text:span></text:p>
      <text:p text:style-name="P25"><text:span text:style-name="T25">- document.createElement(‚button‘) - document.body.appendChild(resetButton) – dadurch wird ein Button direkt im DOM erzeugt und im Body der Button platziert. Mit dem EventListener wird dann wieder ein Ereignis ausgelöst, sodass ein neues Spiel angefangen werden kann.</text:span></text:p>
      <text:p text:style-name="P25"><text:span text:style-name="T25"/></text:p>
      <text:p text:style-name="P13"><text:span text:style-name="T25">    </text:span><text:span text:style-name="T5">function</text:span><text:span text:style-name="T25"> </text:span><text:span text:style-name="T18">resetGame</text:span><text:span text:style-name="T25">() {</text:span></text:p>
      <text:p text:style-name="P7">        <text:span text:style-name="T9">guessCount</text:span><text:span text:style-name="T22"> = </text:span><text:span text:style-name="T21">1</text:span><text:span text:style-name="T22">;</text:span></text:p>
      <text:p text:style-name="P16"/>
      <text:p text:style-name="P7">        <text:span text:style-name="T4">const</text:span><text:span text:style-name="T22"> </text:span><text:span text:style-name="T9">resetParas</text:span><text:span text:style-name="T22"> = </text:span><text:span text:style-name="T9">document</text:span><text:span text:style-name="T22">.</text:span><text:span text:style-name="T16">querySelectorAll</text:span><text:span text:style-name="T22">(</text:span><text:span text:style-name="T31">'.resultParas p'</text:span><text:span text:style-name="T22">);</text:span></text:p>
      <text:p text:style-name="P7"><text:soft-page-break/>        <text:span text:style-name="T53">for</text:span><text:span text:style-name="T22"> (</text:span><text:span text:style-name="T4">let</text:span><text:span text:style-name="T22"> </text:span><text:span text:style-name="T9">i</text:span><text:span text:style-name="T22"> = </text:span><text:span text:style-name="T21">0</text:span><text:span text:style-name="T22">; </text:span><text:span text:style-name="T9">i</text:span><text:span text:style-name="T22"> &lt; </text:span><text:span text:style-name="T9">resetParas</text:span><text:span text:style-name="T22">.</text:span><text:span text:style-name="T9">length</text:span><text:span text:style-name="T22">; </text:span><text:span text:style-name="T9">i</text:span><text:span text:style-name="T22">++) {</text:span></text:p>
      <text:p text:style-name="P7">            <text:span text:style-name="T9">resetParas</text:span><text:span text:style-name="T22">[</text:span><text:span text:style-name="T9">i</text:span><text:span text:style-name="T22">].</text:span><text:span text:style-name="T9">textContent</text:span><text:span text:style-name="T22"> = </text:span><text:span text:style-name="T31">''</text:span><text:span text:style-name="T22">;</text:span></text:p>
      <text:p text:style-name="P7">        <text:span text:style-name="T22">}</text:span></text:p>
      <text:p text:style-name="P16"/>
      <text:p text:style-name="P7">        <text:span text:style-name="T9">resetButton</text:span><text:span text:style-name="T22">.</text:span><text:span text:style-name="T9">parentNode</text:span><text:span text:style-name="T22">.</text:span><text:span text:style-name="T16">removeChild</text:span><text:span text:style-name="T22">(</text:span><text:span text:style-name="T9">resetButton</text:span><text:span text:style-name="T22">);</text:span></text:p>
      <text:p text:style-name="P16"/>
      <text:p text:style-name="P7">        <text:span text:style-name="T9">guessField</text:span><text:span text:style-name="T22">.</text:span><text:span text:style-name="T9">disabled</text:span><text:span text:style-name="T22"> = </text:span><text:span text:style-name="T4">false</text:span><text:span text:style-name="T22">;</text:span></text:p>
      <text:p text:style-name="P7">        <text:span text:style-name="T9">guessSubmit</text:span><text:span text:style-name="T22">.</text:span><text:span text:style-name="T9">disabled</text:span><text:span text:style-name="T22"> = </text:span><text:span text:style-name="T4">false</text:span><text:span text:style-name="T22">;</text:span></text:p>
      <text:p text:style-name="P7">        <text:span text:style-name="T9">guessField</text:span><text:span text:style-name="T22">.</text:span><text:span text:style-name="T9">value</text:span><text:span text:style-name="T22"> = </text:span><text:span text:style-name="T31">''</text:span><text:span text:style-name="T22">;</text:span></text:p>
      <text:p text:style-name="P7">        <text:span text:style-name="T9">guessField</text:span><text:span text:style-name="T22">.</text:span><text:span text:style-name="T16">focus</text:span><text:span text:style-name="T22">();</text:span></text:p>
      <text:p text:style-name="P16"/>
      <text:p text:style-name="P7">        <text:span text:style-name="T9">lastResult</text:span><text:span text:style-name="T22">.</text:span><text:span text:style-name="T9">style</text:span><text:span text:style-name="T22">.</text:span><text:span text:style-name="T9">backgroundColor</text:span><text:span text:style-name="T22"> = </text:span><text:span text:style-name="T31">'white'</text:span><text:span text:style-name="T22">;</text:span></text:p>
      <text:p text:style-name="P16"/>
      <text:p text:style-name="P7">        <text:span text:style-name="T9">randomNumber</text:span><text:span text:style-name="T22"> = </text:span><text:span text:style-name="T13">Math</text:span><text:span text:style-name="T22">.</text:span><text:span text:style-name="T16">floor</text:span><text:span text:style-name="T22">(</text:span><text:span text:style-name="T13">Math</text:span><text:span text:style-name="T22">.</text:span><text:span text:style-name="T16">random</text:span><text:span text:style-name="T22">() * </text:span><text:span text:style-name="T21">100</text:span><text:span text:style-name="T22">) + </text:span><text:span text:style-name="T21">1</text:span><text:span text:style-name="T22">;</text:span></text:p>
      <text:p text:style-name="P7">    <text:span text:style-name="T22">}</text:span></text:p>
      <text:p text:style-name="P25"><text:span text:style-name="T25"/></text:p>
      <text:p text:style-name="P27"><text:span text:style-name="T25">- d</text:span><text:span text:style-name="T22">ocument.querySelectorAll sucht alle Elemente, ausgegeben wird ein Array( Liste) von allen Elementen</text:span></text:p>
      <text:p text:style-name="P27"><text:span text:style-name="T22">- let i = 0, Anweisung für die Schleife</text:span></text:p>
      <text:p text:style-name="P27"><text:span text:style-name="T22">- </text:span><text:span text:style-name="T10">i</text:span><text:span text:style-name="T6"> &lt; </text:span><text:span text:style-name="T10">resetParas</text:span><text:span text:style-name="T6">.</text:span><text:span text:style-name="T10">length = </text:span><text:span text:style-name="T22">die Weiterlaufbedingung, wenn diese Bedingung erfüllt ist wird die Schleife weiter ausgeführt.</text:span></text:p>
      <text:p text:style-name="P27"><text:span text:style-name="T22">- i++ = inkremental Anweisung</text:span></text:p>
      <text:p text:style-name="P27"><text:span text:style-name="T22"/></text:p>
      <text:p text:style-name="P27"><text:span text:style-name="T22"/></text:p>
      <text:p text:style-name="P27"><text:span text:style-name="T22">- </text:span><text:span text:style-name="T27">Event = Benutzereingaben z.B. UserEvent</text:span></text:p>
      <text:p text:style-name="P27"><text:span text:style-name="T27"/></text:p>
      <text:p text:style-name="P27"><text:span text:style-name="T27"/></text:p>
      <text:p text:style-name="P28"><text:span text:style-name="T27">P</text:span><text:span text:style-name="T22">rojekt MOBS: </text:span></text:p>
      <text:p text:style-name="P28"><text:span text:style-name="T22">- für den Tesla soll ein Car Entertainment System entwickelt werden.</text:span></text:p>
      <text:p text:style-name="P28"><text:span text:style-name="T22">- Basisfunktionen:</text:span></text:p>
      <text:p text:style-name="P28"><text:span text:style-name="T22">z.B.: </text:span></text:p>
      <text:p text:style-name="P28"><text:span text:style-name="T22">- Liste aus Audiobibliothek (z.B. SoundLogo)</text:span></text:p>
      <text:p text:style-name="P28"><text:span text:style-name="T22">- es sollen werte vom Rasberry Pi ausgelesen werden ( Verbrauch, Geschwindigkeit etc.)</text:span></text:p>
      <text:p text:style-name="P28"><text:span text:style-name="T22">- Fahrzeug simulieren (teil auf Rasperry Pi),</text:span></text:p>
      <text:p text:style-name="P28"><text:span text:style-name="T22">-Rasberry Pi kommuniziert mit WebApp</text:span></text:p>
      <text:p text:style-name="P28"><text:span text:style-name="T22"/></text:p>
      <text:p text:style-name="P28"><text:span text:style-name="T22"/></text:p>
      <text:p text:style-name="P28"><text:span text:style-name="T22">dabei sollen aktuelle Techniken der WebAppBrowser verwendet werd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, monaco, 'Andale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24:49.987358169</meta:creation-date>
    <dc:date>2019-10-28T17:53:43.067013743</dc:date>
    <meta:editing-duration>PT1H11M3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135" meta:word-count="862" meta:character-count="6617" meta:non-whitespace-character-count="5354"/>
  </office:meta>
</office:document-meta>
</file>